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none" draw:opacity="100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="none" draw:opacity="100%"/>
    </style: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cm" svg:y="3.969cm" presentation:class="title" presentation:placeholder="true" presentation:user-transformed="true">
          <draw:text-box/>
        </draw:frame>
        <draw:frame presentation:style-name="pr2" draw:text-style-name="P1" draw:layer="layout" svg:width="25.199cm" svg:height="5.619cm" svg:x="1.4cm" svg:y="7.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draw:frame presentation:style-name="pr4" draw:layer="layout" svg:width="25cm" svg:height="2.75cm" svg:x="1.5cm" svg:y="0.75cm" presentation:class="title" presentation:placeholder="true">
          <draw:text-box/>
        </draw:frame>
        <draw:frame presentation:style-name="pr5" draw:text-style-name="P3" draw:layer="layout" svg:width="25cm" svg:height="10cm" svg:x="1.5cm" svg:y="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text-style-name="P2" draw:layer="layout" svg:width="25cm" svg:height="10cm" svg:x="1.5cm" svg:y="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úme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úme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30T20:46:00.738000000</meta:creation-date>
    <meta:editing-duration>PT1M51S</meta:editing-duration>
    <meta:editing-cycles>2</meta:editing-cycles>
    <meta:generator>LibreOffice/7.0.1.2$Windows_X86_64 LibreOffice_project/7cbcfc562f6eb6708b5ff7d7397325de9e764452</meta:generator>
    <dc:title>Lights</dc:title>
    <dc:date>2023-05-30T20:47:51.874000000</dc:date>
    <meta:document-statistic meta:object-count="91"/>
  </office:meta>
</office:document-meta>
</file>